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24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e994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12"/>
        <table:table-column table:style-name="co8" table:default-cell-style-name="ce14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table:number-columns-repeated="5"/>
          <table:table-cell table:style-name="ce13" office:value-type="string" calcext:value-type="string">
            <text:p>Pregunta B</text:p>
          </table:table-cell>
          <table:table-cell table:style-name="ce3"/>
          <table:table-cell table:style-name="ce17"/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table:number-columns-repeated="4"/>
          <table:table-cell table:style-name="ce24"/>
          <table:table-cell table:style-name="ce13" office:value-type="string" calcext:value-type="string">
            <text:p>Pregunta C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38" office:value-type="string" calcext:value-type="string">
            <text:p>Problema 1</text:p>
          </table:table-cell>
          <table:table-cell table:style-name="ce38" office:value-type="float" office:value="25" calcext:value-type="float">
            <text:p>25</text:p>
          </table:table-cell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table:number-columns-repeated="4"/>
          <table:table-cell table:style-name="ce24"/>
          <table:table-cell/>
          <table:table-cell table:style-name="ce39" office:value-type="string" calcext:value-type="string">
            <text:p>método para multiplicación</text:p>
          </table:table-cell>
          <table:table-cell table:style-name="ce3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table:number-columns-repeated="6"/>
          <table:table-cell office:value-type="string" calcext:value-type="string">
            <text:p>método para divisió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39" office:value-type="string" calcext:value-type="string">
            <text:p>llamado de los métodos</text:p>
          </table:table-cell>
          <table:table-cell table:style-name="ce39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39" office:value-type="string" calcext:value-type="string">
            <text:p>y despliegue de resultados</text:p>
          </table:table-cell>
          <table:table-cell table:style-name="ce39"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38" office:value-type="string" calcext:value-type="string">
            <text:p>Problema 2</text:p>
          </table:table-cell>
          <table:table-cell table:style-name="ce38" office:value-type="float" office:value="40" calcext:value-type="float">
            <text:p>40</text:p>
          </table:table-cell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39" office:value-type="string" calcext:value-type="string">
            <text:p>recibe los 3 parámetros</text:p>
          </table:table-cell>
          <table:table-cell table:style-name="ce39" office:value-type="float" office:value="5" calcext:value-type="float">
            <text:p>5</text:p>
          </table:table-cell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table:number-columns-repeated="4"/>
          <table:table-cell table:style-name="ce32"/>
          <table:table-cell/>
          <table:table-cell office:value-type="string" calcext:value-type="string">
            <text:p>cálculo correcto del número</text:p>
          </table:table-cell>
          <table:table-cell/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office:value-type="string" calcext:value-type="string">
            <text:p>más cercano en todos los caso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39" office:value-type="string" calcext:value-type="string">
            <text:p>retorno del resultado</text:p>
          </table:table-cell>
          <table:table-cell table:style-name="ce39"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office:value-type="string" calcext:value-type="string">
            <text:p>programa de prueb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38" office:value-type="string" calcext:value-type="string">
            <text:p>Problema 3</text:p>
          </table:table-cell>
          <table:table-cell table:style-name="ce38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39" office:value-type="string" calcext:value-type="string">
            <text:p>solicita valor al usuario</text:p>
          </table:table-cell>
          <table:table-cell table:style-name="ce39"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office:value-type="string" calcext:value-type="string">
            <text:p>retorna hasta que reciba un</text:p>
          </table:table-cell>
          <table:table-cell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table:number-columns-repeated="5"/>
          <table:table-cell office:value-type="string" calcext:value-type="string">
            <text:p>.</text:p>
          </table:table-cell>
          <table:table-cell office:value-type="string" calcext:value-type="string">
            <text:p>número positiv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39" office:value-type="string" calcext:value-type="string">
            <text:p>programa de prueba</text:p>
          </table:table-cell>
          <table:table-cell table:style-name="ce3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4"/>
          <table:table-cell table:style-name="ce24"/>
          <table:table-cell/>
          <table:table-cell table:style-name="ce38" office:value-type="string" calcext:value-type="string">
            <text:p>Problema Opcional</text:p>
          </table:table-cell>
          <table:table-cell table:style-name="ce3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5:58:50.7893697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0-06T16:18:44.639151012</dc:date>
    <meta:editing-duration>PT4H52M34S</meta:editing-duration>
    <meta:editing-cycles>10</meta:editing-cycles>
    <meta:generator>LibreOffice/6.4.6.2$Linux_X86_64 LibreOffice_project/40$Build-2</meta:generator>
    <meta:document-statistic meta:table-count="1" meta:cell-count="176" meta:object-count="0"/>
  </office:meta>
</office:document-meta>
</file>